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_1043__1080__1087__1077__1088__1089__1089__1099__1083__1082__1072_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7.32895833333333cm" style:use-optimal-column-width="true"/>
    </style:style>
    <style:style style:name="co3" style:family="table-column">
      <style:table-column-properties fo:break-before="auto" style:column-width="1.4287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Сайт</text:p>
          </table:table-cell>
          <table:table-cell office:value-type="string" table:style-name="ce2">
            <text:p>Цена ниже которой проводить проверку</text:p>
          </table:table-cell>
          <table:table-cell office:value-type="string" table:style-name="ce2">
            <text:p>Ссылка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yandex</text:p>
          </table:table-cell>
          <table:table-cell office:value-type="float" office:value="7647" table:style-name="ce1">
            <text:p>7647</text:p>
          </table:table-cell>
          <table:table-cell office:value-type="string" table:style-name="ce3">
            <text:p><text:a xlink:href="https://pokupki.market.yandex.ru/product/sukhoi-korm-dlia-sterilizovannykh-koshek-bozita-s-iagnenkom-10-kg/649568027?track=wishlist&amp;show-uid=16119410193745615923106001&amp;offerid=iAwx2k5NOfSJ_ffYk5dy1g">https://pokupki.market.yandex.ru/product/sukhoi-korm-dlia-sterilizovannykh-koshek-bozita-s-iagnenkom-10-kg/649568027?track=wishlist&amp;show-uid=16119410193745615923106001&amp;offerid=iAwx2k5NOfSJ_ffYk5dy1g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dberries</text:p>
          </table:table-cell>
          <table:table-cell office:value-type="float" office:value="895" table:style-name="ce1">
            <text:p>895</text:p>
          </table:table-cell>
          <table:table-cell office:value-type="string" table:style-name="ce3">
            <text:p><text:a xlink:href="https://www.wildberries.ru/catalog/12226932/detail.aspx?targetUrl=WL">https://www.wildberries.ru/catalog/12226932/detail.aspx?targetUrl=WL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zon</text:p>
          </table:table-cell>
          <table:table-cell office:value-type="float" office:value="759" table:style-name="ce1">
            <text:p>759</text:p>
          </table:table-cell>
          <table:table-cell office:value-type="string" table:style-name="ce3">
            <text:p><text:a xlink:href="https://www.ozon.ru/context/detail/id/176331184/">https://www.ozon.ru/context/detail/id/176331184/</text:a>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ka</meta:initial-creator>
    <dc:creator>Ika</dc:creator>
    <meta:creation-date>2021-01-31T06:02:47Z</meta:creation-date>
    <dc:date>2021-01-31T06:07:22Z</dc:date>
  </office:meta>
</office:document-meta>
</file>